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1" officeooo:rsid="0017caaa" officeooo:paragraph-rsid="0017caaa"/>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1" officeooo:rsid="0017caaa" officeooo:paragraph-rsid="0017caaa"/>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1" style:text-underline-style="solid" style:text-underline-width="auto" style:text-underline-color="font-color" officeooo:rsid="0017caaa" officeooo:paragraph-rsid="0017caaa"/>
    </style:style>
    <style:style style:name="P4" style:family="paragraph" style:parent-style-name="Standard">
      <loext:graphic-properties draw:fill-gradient-name="gradient" draw:fill-hatch-name="hatch"/>
      <style:paragraph-properties fo:margin-left="0in" fo:margin-right="0in" fo:line-height="200%" fo:text-align="start" style:justify-single-word="false" fo:text-indent="0in" style:auto-text-indent="true"/>
      <style:text-properties style:font-name="Times New Roman1" style:text-underline-style="solid" style:text-underline-width="auto" style:text-underline-color="font-color" officeooo:rsid="0017caaa" officeooo:paragraph-rsid="0017caaa"/>
    </style:style>
    <style:style style:name="P5" style:family="paragraph" style:parent-style-name="Standard">
      <loext:graphic-properties draw:fill-gradient-name="gradient" draw:fill-hatch-name="hatch"/>
      <style:paragraph-properties fo:margin-left="0in" fo:margin-right="0in" fo:line-height="200%" fo:text-align="start" style:justify-single-word="false" fo:text-indent="0in" style:auto-text-indent="true"/>
      <style:text-properties style:font-name="Times New Roman1" style:text-underline-style="solid" style:text-underline-width="auto" style:text-underline-color="font-color" officeooo:rsid="00192180" officeooo:paragraph-rsid="00192180"/>
    </style:style>
    <style:style style:name="P6" style:family="paragraph" style:parent-style-name="Standard">
      <loext:graphic-properties draw:fill-gradient-name="gradient" draw:fill-hatch-name="hatch"/>
      <style:paragraph-properties fo:margin-left="0in" fo:margin-right="0in" fo:line-height="200%" fo:text-align="start" style:justify-single-word="false" fo:text-indent="0in" style:auto-text-indent="true"/>
      <style:text-properties style:font-name="Times New Roman1" style:text-underline-style="none" officeooo:rsid="0017caaa" officeooo:paragraph-rsid="0017caaa"/>
    </style:style>
    <style:style style:name="P7" style:family="paragraph" style:parent-style-name="Standard">
      <loext:graphic-properties draw:fill-gradient-name="gradient" draw:fill-hatch-name="hatch"/>
      <style:paragraph-properties fo:margin-left="0in" fo:margin-right="0in" fo:line-height="200%" fo:text-align="start" style:justify-single-word="false" fo:text-indent="0in" style:auto-text-indent="true"/>
      <style:text-properties style:font-name="Times New Roman1" style:text-underline-style="none" officeooo:rsid="00192180" officeooo:paragraph-rsid="00192180"/>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iracle Business</text:p>
      <text:p text:style-name="P1">Key Scripture – John 3:16-18</text:p>
      <text:p text:style-name="P2">One of the biggest problems in Christianity today is that we put human limitations on God the Father. This may seem as a surprise, but there are churches who believe that God does not do miracles anymore. They feel that God has given man enough “knowledge” that God no longer has to do miracles. This is of course false teaching that comes straight from Satan. Ladies and Gentlemen, Our God still does miracles in the year of our Lord 2022</text:p>
      <text:p text:style-name="P3">First Miracle – Creation</text:p>
      <text:p text:style-name="P6"><text:tab/>In the beginning God- That is all we have to say really as a Christian because we know that Our God created a miracle in Genesis 1:1-27. This was the first miracle ever recorded in the bible. It is the miracle of creation. Think about all the things that God just spoke into existence. He spoke the Heavens (space) into existence and the earth. All that we see around us was just spoken into existence. The animals, the trees, the dirt, the mosquitoes (still don’t know their use, but I’m sure they have one), and humanity. <text:s/></text:p>
      <text:p text:style-name="P4">Second Miracle – The Flood</text:p>
      <text:p text:style-name="P6">Noah and his family were the only ones in the world to find favor in the eyes of the Lord. To this point the earth had never seen rain. The plants and the streams all got their replenishment from dew in the mornings. When God told Noah to preach the people of course scoffed at Noah. It had never rained, but just because something has never happened they forgot about God. Like in today’s society, the people of that day forgot who the master of their lives really was, and that they were living on borrowed time. God one day sent a flood and whipped all of them out. </text:p>
      <text:p text:style-name="P4">Third Miracle – The Plagues</text:p>
      <text:p text:style-name="P6">Moses who was brought up in Pharaohs household, one day returned by the command of God to get the Israelites free from tyranny. God set him on a course that eventually ended in the desert for 40 years where all the laws were written down and where God eventually led the captives to the promised <text:soft-page-break/>land flowing with milk and honey. God did miracles while the captives were in Egypt. We know them as the 10 plagues. These plagues showed the known world at the time who was in charge and that God’s people are not the messed with. These miracles may not seem to us like miracles but they are. </text:p>
      <text:p text:style-name="P5">Fourth Miracle – The Lions Den</text:p>
      <text:p text:style-name="P7">Daniel was a man who was essentially stolen from his home brought to Babylon, and through the miracles of God was put as the number two person in all of Babylon. God aloud Daniel to flourish under Nebuchadnezzar’s reign, and under King Darius it was not different. Out of jealousy, the other heads of state tried to get Daniel killed by not worshiping Darius. Daniel went to his room, opened his windows towards Jerusalem and worshiped the only one who is worthy of it, Almighty God. Long story short. He was thrown into a den of lions, and God shut the mouths of those lions, and Daniel and God were exalted. </text:p>
      <text:p text:style-name="P5">Fifth Miracle – Birth of Jesus Christ</text:p>
      <text:p text:style-name="P7">Think of it a king stepping down from His thrown and becoming the lowest of the low. This would never happen to humans, but God did just that. A savior was born for the world. God stepped out of Heaven and became flesh for His people. He was born of a virgin, and the first human to respond to this was a baby John the baptist still in his mothers womb. (Luke 1:41 “41 And it came to pass, that, when Elisabeth heard the salutation of Mary, the babe leaped in her womb; and Elisabeth was filled with the Holy Ghost:)</text:p>
      <text:p text:style-name="P5">Sixth Miracle – The miracles of Jesus Christ</text:p>
      <text:p text:style-name="P7">Whenever we think of miracles this is what we think of. Jesus Christ performing them on people here on earth. There are 7 counted in the scriptures. They go as follows: Changing water into wine (John 2), Healing the officials son (John 4), Healing the paraplegic (John 5), Feeding the 5000 (John 6), Walking on water (John 6), Healing the blind man (John 9), and raising Lazarus in John 11. These are of course just a small list because as we are told in John 21:25 “25 Now there are also many other <text:soft-page-break/>things that Jesus did. Were every one of them to be written, I suppose that the world itself could not contain the books that would be written.”</text:p>
      <text:p text:style-name="P7"><text:span text:style-name="T1">Seventh Miracle – The churches survival</text:span></text:p>
      <text:p text:style-name="P7">Despite the challenges and the heavy persecution faced in Israel and outside of Israel it is a miracle that the church even survived. There were of course more than twelve people who followed Jesus but out of all of those who followed Him, twelve were chosen and one was a Devil from the beginning (John 6:70). All-throughout the churches history there have been heavy persecutions, murders, rapes, pillages. The Roman emperor Nero was notorious for burning Christians as the Romans had orgies lit by the flames of those he was burning. The church still stands today. </text:p>
      <text:p text:style-name="P5">Eighth Miracle – The miracle of child birth</text:p>
      <text:p text:style-name="P7">Think about it. Two people come together and a clump of (supposed cells) form into the people we see today. Is that not a miracle? Despite what “scientists” will say it is not a clump of cells they are human lives. Those cells when put on an ultrasound and when a needle gets near to them they move as if they are alive….hmmmm. That debunks the whole fetus argument does it not? The miracle that God allows us to still have children in this day and breathes life into each and every one of those is mind blowing.</text:p>
      <text:p text:style-name="P5">Ninth Miracle – The Resurrection</text:p>
      <text:p text:style-name="P7">It was on purpose that the resurrection is one of the last miracles that will be listed. It is perhaps one of the greatest miracles ever. Lazarus and Jonah were just a precursor to the ultimate resurrection. That is the one of Jesus Christ. After three days of being clinically dead, He raised again. Without the resurrection there is no Christianity, there is no church and there would be no reason for us to meet at all. We would be serving a false god, but there was a resurrection of Jesus Christ. Jesus Christ is the same God in the beginning who performed miracles. The bible teaches in Hebrews 13:8 “The tombs also were opened. And many bodies of the saints who had fallen asleep were raised, 53 and coming out of the tombs after his resurrection they went into the holy city and appeared to many.”</text:p>
      <text:p text:style-name="P5"><text:soft-page-break/>Tenth Miracle – Salvation</text:p>
      <text:p text:style-name="P7">This is the greatest miracle of all. How a Holy, Loving God could take sinners like you and I and save us from eternal hellfire despite of us breaking His commandments every single day. The bible says in Romans 5:7-8 “7 For one will scarcely die for a righteous person—though perhaps for a good person one would dare even to die— 8 but God shows his love for us in that while we were still sinners, Christ died for us.” God sent his Son to be a living sacrifice for us, so we can spend eternity in Heaven. It was not the angels he saved, it was not he animals of this earth, it was humans. The ones who hurt Him the most, but He loved us anyway. </text:p>
      <text:p text:style-name="P7">This is just a list of 10 miracles found throughout the bible. The list is endless to be honest. Miracles are still happening in our world today. How many people do we know that have gotten news of what is equivalent to a death sentence, and are still among us today. Just at New Life there are at least three who have been cured of cancer. Some went to the doctor and the cancer had disappeared. Salvation is still happening all around us. </text:p>
      <text:p text:style-name="P7">Let us all remember Who it is that does these miracles and Who it is that we worship. We worship a Holy, Just God who through His divine wisdom chose to save sinners like us. Thank You.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8T15:32:55.845137445</meta:creation-date>
    <dc:title>default</dc:title>
    <meta:editing-duration>PT2H13M55S</meta:editing-duration>
    <meta:editing-cycles>3</meta:editing-cycles>
    <meta:generator>LibreOffice/7.4.2.3$Linux_X86_64 LibreOffice_project/40$Build-3</meta:generator>
    <meta:initial-creator>Chris Lorenzo</meta:initial-creator>
    <dc:date>2022-11-08T17:46:49.706755329</dc:date>
    <dc:creator>Chris Lorenzo</dc:creator>
    <meta:document-statistic meta:table-count="0" meta:image-count="0" meta:object-count="0" meta:page-count="4" meta:paragraph-count="25" meta:word-count="1373" meta:character-count="7426" meta:non-whitespace-character-count="6058"/>
    <meta:template xlink:type="simple" xlink:actuate="onRequest" xlink:title="default" xlink:href="../../../../../../home/pastorczo13/Templates/default.ott" meta:date="2022-11-08T15:32:54.858042131"/>
  </office:meta>
</office:document-meta>
</file>